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Administración de Memori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 memoria idea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finita</text:p>
              </text:list-item>
              <text:list-item>
                <text:p>Veloz</text:p>
              </text:list-item>
              <text:list-item>
                <text:p>No volátil</text:p>
              </text:list-item>
              <text:list-item>
                <text:p>Bar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 memoria real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Organizada jerárquicamente</text:p>
                <text:list>
                  <text:list-item>
                    <text:p>Caché</text:p>
                    <text:list>
                      <text:list-item>
                        <text:p>Muy rápida, escasa, cara y volátil</text:p>
                      </text:list-item>
                    </text:list>
                  </text:list-item>
                  <text:list-item>
                    <text:p>RAM (Random Access Memory)</text:p>
                    <text:list>
                      <text:list-item>
                        <text:p>Velocidad y precio intermedios, mayor cantidad y volátil</text:p>
                      </text:list-item>
                    </text:list>
                  </text:list-item>
                  <text:list-item>
                    <text:p>Disco</text:p>
                    <text:list>
                      <text:list-item>
                        <text:p>Lento, barato, gran cantidad no voláti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ministrador de memoria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stiona los sectores de memoria libres y ocupados</text:p>
              </text:list-item>
              <text:list-item>
                <text:p>Aloja y libera memoria de los procesos</text:p>
              </text:list-item>
              <text:list-item>
                <text:p>Mueve información entre la memoria principal y el disco cuando no hay suficiente lugar para contener todos los procesos (<text:span text:style-name="T1">swapping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ministración de memoria básica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 principal diferencia entre los sistemas de administración de memoria radica en si <text:s/>mueven los procesos entre la memoria y el disco durante su ejecu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noprogramación<text:line-break/><text:span text:style-name="T2">(sin swap ni paginación)</text:span>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ólo permite ejecutar un proceso por vez</text:p>
                <text:list>
                  <text:list-item>
                    <text:p>La forma más sencilla de administrar la memoria.</text:p>
                  </text:list-item>
                  <text:list-item>
                    <text:p>El proceso se copia del disco a memoria y se ejecuta.</text:p>
                  </text:list-item>
                  <text:list-item>
                    <text:p>Al finalizar la ejecución, puede cargarse otro proceso, sobreescribiendo al anteri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programación<text:line-break/><text:span text:style-name="T2">(con particiones fijas)</text:span>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Permite tener múltiples procesos en memoria al mismo tiempo</text:p>
                <text:list>
                  <text:list-item>
                    <text:p>Más útil que la monoprogramación</text:p>
                  </text:list-item>
                  <text:list-item>
                    <text:p>Aumenta el aprovechamiento del CPU</text:p>
                  </text:list-item>
                </text:list>
              </text:list-item>
              <text:list-item>
                <text:p>Divide la memoria en <text:span text:style-name="T1">n</text:span> particiones</text:p>
                <text:list>
                  <text:list-item>
                    <text:p>No es necesario que todas tengan el mismo tamaño</text:p>
                  </text:list-item>
                  <text:list-item>
                    <text:p>La partición se hace al iniciar el sistema y permanece fija durante su ejecución</text:p>
                  </text:list-item>
                  <text:list-item>
                    <text:p>El espacio no utilizado se desperdi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Particiones fijas: múltiples colas de espera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 cargar un proceso se coloca en la cola de espera de la partición más pequeña capaz de contenerlo</text:p>
                <text:list>
                  <text:list-item>
                    <text:p>Puede haber particiones grandes libre cuyas colas estén vací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Particiones fijas: única cola de espera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uando una partición se desocupa, se busca el proceso más cercano al principio de la fila que cabe en la partición.</text:p>
                <text:list>
                  <text:list-item>
                    <text:p>Puede desperdiciar una partición grande con un proceso pequeñ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Particiones fijas: única cola de espera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uando una partición se desocupa, busca el primer proceso que quepa en la partición.</text:p>
                <text:list>
                  <text:list-item>
                    <text:p>Puede desperdiciar una partición grande con un proceso pequeño</text:p>
                  </text:list-item>
                </text:list>
              </text:list-item>
              <text:list-item>
                <text:p>Alternativa: buscar el proceso más grande que quepa en la partición libre.</text:p>
                <text:list>
                  <text:list-item>
                    <text:p>Discrimina a las tareas pequeñas</text:p>
                  </text:list-item>
                  <text:list-item>
                    <text:p>Solución 1: tener siempre una partición pequeña libre</text:p>
                  </text:list-item>
                  <text:list-item>
                    <text:p>Solución 2: no saltear un proceso más de <text:span text:style-name="T1">k</text:span> ve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as de la multiprogramació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Reubicación</text:p>
                <text:list>
                  <text:list-item>
                    <text:p>Al enlazar un programa, el enlazador debe saber en qué dirección estará el proceso en memoria</text:p>
                  </text:list-item>
                </text:list>
              </text:list-item>
              <text:list-item>
                <text:p>Protección</text:p>
                <text:list>
                  <text:list-item>
                    <text:p>Es deseable que un proceso no pueda leer ni escribir memoria de otro proceso</text:p>
                  </text:list-item>
                  <text:list-item>
                    <text:p>Esto es fundamental en sistemas multiusua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jemplo de reubicació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upongamos que la primera instrucción es una llamada a un procedimiento en la dirección absoluta 100 dentro del binario.</text:p>
                <text:list>
                  <text:list-item>
                    <text:p>Si el programa se carga en la partición 1 y la instrucción salta a la dirección 100 (dentro del sistema operativo)</text:p>
                  </text:list-item>
                  <text:list-item>
                    <text:p>En realidad, esa instrucción debería saltar a la posición 100k + 100</text:p>
                  </text:list-item>
                </text:list>
              </text:list-item>
              <text:list-item>
                <text:p><text:span text:style-name="T3">Solución: el sistema operativo modifica las instrucciones </text:span><text:span text:style-name="T4">del programa al cargarlo en memor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jemplo de protecció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Un programa malicioso podría saltar a una dirección arbitra</text:p>
              </text:list-item>
              <text:list-item>
                <text:p>Solución 1: El HW suele proveer mecanismos para asignar claves de protección a cada bloque de memoria</text:p>
              </text:list-item>
              <text:list-item>
                <text:p>Solución 2: Destinar 2 registros de CPU para almacenar la dirección base del proceso (el 0 relativo) y el límite (la dirección máxima a la que puede accceder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ema frecuen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La cantidad de memoria disponible no es suficiente para contener a todos los procesos activos.</text:p>
              </text:list-item>
              <text:list-item>
                <text:p>Solución: mantener algunos procesos en disco (total o parcialmente) y traerlos a la memoria dinámicamente (cuando sea necesario)</text:p>
                <text:list>
                  <text:list-item>
                    <text:p><text:span text:style-name="T1">Swapping</text:span>: mueve un proceso completo a disco</text:p>
                  </text:list-item>
                  <text:list-item>
                    <text:p><text:span text:style-name="T1">Memoria virtual</text:span>: permite ejecutar un proceso parcialmente en memo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iciones vari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u cantidad, tamaño y ubicación puede variar dinámicamente a medida que los procesos entran y salen.</text:p>
              </text:list-item>
              <text:list-item>
                <text:p>Es un mecanismo más flexible</text:p>
                <text:list>
                  <text:list-item>
                    <text:p>Podemos crear particiones del tamaño necesario</text:p>
                  </text:list-item>
                </text:list>
              </text:list-item>
              <text:list-item>
                <text:p>Pero más complejo</text:p>
                <text:list>
                  <text:list-item>
                    <text:p>¿De qué tamaño se crean las particiones?</text:p>
                  </text:list-item>
                  <text:list-item>
                    <text:p>¿Cómo sabemos qué particiones están libres?</text:p>
                  </text:list-item>
                  <text:list-item>
                    <text:p>Pueden quedar “huecos” pequeños entre particiones</text:p>
                  </text:list-item>
                  <text:list-item>
                    <text:p>Compactar los espacios libres cuesta uso de C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stión de memoria con bitmap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La memoria se divide en unidades de alojamiento</text:p>
              </text:list-item>
              <text:list-item>
                <text:p>Se crea un bitmap con tantos bits como unidades de alojamiento</text:p>
                <text:list>
                  <text:list-item>
                    <text:p>0 ó 1 indican que la unidad está libre u ocupada resp.</text:p>
                  </text:list-item>
                </text:list>
              </text:list-item>
              <text:list-item>
                <text:p>Unidad más grande =&gt; menos bits en el bitmap =&gt; más desperdicio</text:p>
              </text:list-item>
              <text:list-item>
                <text:p>Buscar <text:span text:style-name="T1">k</text:span> bits en 0 consecutivos es costo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stión de memoria con lista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Podemos usar una lista enlazada de segmentos libres y alojados</text:p>
              </text:list-item>
              <text:list-item>
                <text:p>Cada nodo de la lista especifica</text:p>
                <text:list>
                  <text:list-item>
                    <text:p>Indicador de libre u ocupado</text:p>
                  </text:list-item>
                  <text:list-item>
                    <text:p>Dirección de inicio del segmento</text:p>
                  </text:list-item>
                  <text:list-item>
                    <text:p>Longitud del segmento</text:p>
                  </text:list-item>
                  <text:list-item>
                    <text:p>Puntero al siguiente no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goritmos de gestión con lista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First fit (primer encaje): busca el primer segmento libre de tamaño suficiente <text:span text:style-name="T3">desde el </text:span><text:span text:style-name="T4">principio de la lista.</text:span></text:p>
              </text:list-item>
              <text:list-item>
                <text:p>Next fit (siguiente encaje): comienza a buscar desde donde dejó la vez anterior.</text:p>
              </text:list-item>
              <text:list-item>
                <text:p>Best fit (mejor encaje): busca el segmento más pequeño con tamaño suficiente.</text:p>
              </text:list-item>
              <text:list-item>
                <text:p>Worst fit (peor encaje): busca el segmento más grande que esté dispon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ciones de los algoritmo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Podemos mantener 2 listas: una de segmentos libres y otra de ocupados</text:p>
              </text:list-item>
              <text:list-item>
                <text:p>Podemos ordenar la lista de libres por tamaño del segmento</text:p>
                <text:list>
                  <text:list-item>
                    <text:p>Best fit y First fit se comportan igual</text:p>
                  </text:list-item>
                </text:list>
              </text:list-item>
              <text:list-item>
                <text:p>Podemos mantener listas con los tamaños de bloques más pedidos</text:p>
              </text:list-item>
              <text:list-item>
                <text:p>En todos los casos, es más complicado reubicar los segmentos ocupados en la lista de lib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5T23:06:16</meta:creation-date>
    <dc:date>2011-09-16T01:56:09</dc:date>
    <meta:editing-duration>PT2H49M56S</meta:editing-duration>
    <meta:editing-cycles>38</meta:editing-cycles>
    <meta:generator>LibreOffice/3.4$Unix LibreOffice_project/340m1$Build-203</meta:generator>
    <meta:document-statistic meta:object-count="96"/>
  </office:meta>
</office:document-meta>
</file>